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Фантазии</text:h>
      <text:p text:style-name="P1">1. Дирижабль-ледокол</text:p>
      <text:p text:style-name="P1">2. Воздушный замок</text:p>
      <text:p text:style-name="P1">3. Воздушный авианосец (при том, что не падает на землю даже при полном выгорании — нужно добираться до него с земли, пробираться в резервную рубку управления и отключать автономный генератор, запечатанный в бронированном контейнере)</text:p>
      <text:p text:style-name="P1"><text:span text:style-name="T1">4. </text:span>Подземное море с тропами, проложенными по потолку пещеры — крепящимися к потолку помостами с промежуточными кабинками-убежищами от слизней-хищников</text:p>
      <text:p text:style-name="P2">5. <text:span text:style-name="T2">Передвижные деревянные крепости гномов. Передвигаются на огромных колёсах по равнинам. Становятся поперёк ручьёв (вода из ручья — источник энергии). Могут плавать (колёса служат гребными колёсами)</text:span></text:p>
      <text:p text:style-name="P1"/>
      <text:p text:style-name="P1">6. Парламентёр осаждающих приходит в крепость. </text:p>
      <text:p text:style-name="P1">- Немедленно откройте ворота!</text:p>
      <text:p text:style-name="P1">-И это всё? - вождь защищающихся отдаёт взглядом приказ. Ворота тотчас же открываются. На осаждающих из крепости вываливается толпа озверелых берсеркеров и рвёт всех на части.</text:p>
      <text:p text:style-name="P1">- Немедленно закройте ворота! - кричит парламентёр осаждающих.</text:p>
      <text:p text:style-name="P1">- Поздно!</text:p>
      <text:p text:style-name="P1"/>
      <text:p text:style-name="P1">7. Подземный лес из корней деревьев</text:p>
      <text:p text:style-name="P1">8. Дом на длинных сваях на бескрайнем болоте размером с море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20T20:04:01.868000000</meta:creation-date>
    <dc:date>2015-10-08T00:29:40.05</dc:date>
    <meta:editing-duration>PT5H10M51S</meta:editing-duration>
    <meta:editing-cycles>4</meta:editing-cycles>
    <meta:generator>OpenOffice/4.1.1$Win32 OpenOffice.org_project/411m6$Build-9775</meta:generator>
    <dc:creator>макс </dc:creator>
    <meta:document-statistic meta:table-count="0" meta:image-count="0" meta:object-count="0" meta:page-count="1" meta:paragraph-count="13" meta:word-count="148" meta:character-count="1046"/>
  </office:meta>
</office:document-meta>
</file>